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9.53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4.67mm" fo:break-before="auto" style:use-optimal-row-height="true"/>
    </style:style>
    <style:style style:name="ro25" style:family="table-row">
      <style:table-row-properties style:row-height="31.33mm" fo:break-before="auto" style:use-optimal-row-height="true"/>
    </style:style>
    <style:style style:name="ro26" style:family="table-row">
      <style:table-row-properties style:row-height="21.57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32.1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ro34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fo:color="#ce181e" fo:font-weight="bold" style:font-weight-asian="bold" style:font-weight-complex="bold"/>
    </style:style>
    <style:style style:name="T84" style:family="text">
      <style:text-properties fo:color="#ce181e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86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7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8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5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0" style:family="text">
      <style:text-properties style:font-name-asian="Consolas" style:font-name-complex="Consolas" style:font-size-asian="9.5pt" style:font-size-complex="9.5pt"/>
    </style:style>
    <style:style style:name="T101" style:family="text">
      <style:text-properties style:text-position="super 58%"/>
    </style:style>
    <style:style style:name="T10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Start MT-SICS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tart terminal connected to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:</text:p>
            <text:p>D "Hello World"\!(LineRepeat(10))</text:p>
            <text:p>DW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gain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Close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lowly 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8-IntegersEnormous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office:value-type="string" calcext:value-type="string">
            <text:p>Trigger is a modified combination of the predefined patterns</text:p>
          </table:table-cell>
          <table:table-cell table:number-columns-repeated="1018"/>
        </table:table-row>
        <table:table-row table:style-name="ro24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Trigger: <text:span text:style-name="T83">(</text:span>(?:(?:19|20)\d\d-(?:0[1-9]|1[012])-(?:0[1-9]|[12]\d|3[01]))<text:span text:style-name="T83">T</text:span>(?:(?:[01]\d|2[0-3]):[0-5]\d:[0-5]\d)<text:span text:style-name="T84">)</text:span>\s+([-+]?(?:\d+(?:\.\d*)?|\.\d+))\s+([-+]?\d+)\s+\A([A-Za-z]{3})\Z</text:p>
          </table:table-cell>
          <table:table-cell/>
          <table:table-cell table:style-name="ce37"/>
          <table:table-cell table:number-columns-repeated="1018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5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89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5">all 10 matches</text:span></text:p>
            <text:p><text:span text:style-name="T1">Automatic response</text:span> contains <text:span text:style-name="T83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5">all 10 matches</text:span></text:p>
            <text:p><text:span text:style-name="T1">Automatic response</text:span> contains <text:span text:style-name="T83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6">   1 </text:span><text:span text:style-name="T87">S S       0.00 g</text:span></text:p>
            <text:p><text:span text:style-name="T86">   2 </text:span><text:span text:style-name="T87">S S       0.00 g</text:span></text:p>
            <text:p><text:span text:style-name="T86">   3 </text:span><text:span text:style-name="T87">S S       0.00 g</text:span></text:p>
            <text:p><text:span text:style-name="T88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6">...</text:span></text:p>
            <text:p><text:span text:style-name="T86"> 101 </text:span><text:span text:style-name="T87">S D       ?.?? g</text:span></text:p>
            <text:p><text:span text:style-name="T86"> 102 </text:span><text:span text:style-name="T87">S D       ?.?? g</text:span></text:p>
            <text:p><text:span text:style-name="T86"> 103 </text:span><text:span text:style-name="T87">S D       ?.?? g</text:span></text:p>
            <text:p><text:span text:style-name="T88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6">...</text:span></text:p>
            <text:p><text:span text:style-name="T86"> 201 </text:span><text:span text:style-name="T87">S S       ?.?? g</text:span></text:p>
            <text:p><text:span text:style-name="T86"> 202 </text:span><text:span text:style-name="T87">S S       ?.?? g</text:span></text:p>
            <text:p><text:span text:style-name="T86"> 203 </text:span><text:span text:style-name="T87">S S       ?.?? g</text:span></text:p>
            <text:p><text:span text:style-name="T88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0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0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69">(&lt;&lt;)</text:span><text:span text:style-name="T29"> </text:span><text:span text:style-name="T35">X</text:span><text:span text:style-name="T92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69">(&lt;&lt;)</text:span><text:span text:style-name="T29"> </text:span><text:span text:style-name="T35">X</text:span><text:span text:style-name="T92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5">(&lt;&lt;)</text:span><text:span text:style-name="T96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5">(&gt;&gt;)</text:span><text:span text:style-name="T96"> </text:span><text:span text:style-name="T5">A</text:span><text:span text:style-name="T6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0">  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0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0">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7"> </text:span><text:span text:style-name="T90">in receiving terminal</text:span></text:p>
            <text:p><text:span text:style-name="T95">(&lt;&lt;)</text:span><text:span text:style-name="T96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7"> </text:span><text:span text:style-name="T90">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3">&lt;CR&gt; </text:span><text:span text:style-name="T98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3">&lt;CR&gt;</text:span><text:span text:style-name="T4"> </text:span><text:span text:style-name="T34">(1)</text:span><text:span text:style-name="T98">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3">&lt;CR&gt;</text:span><text:span text:style-name="T4"> </text:span><text:span text:style-name="T34">(1)</text:span><text:span text:style-name="T98">  in receiving terminal</text:span></text:p>
            <text:p><text:span text:style-name="T95">(&lt;&lt;)</text:span><text:span text:style-name="T96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3">&lt;CR&gt;</text:span><text:span text:style-name="T4"> </text:span><text:span text:style-name="T34">(1)</text:span><text:span text:style-name="T98">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93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0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0">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9">&lt;CR&gt;</text:span><text:span text:style-name="T35">B</text:span><text:span text:style-name="T92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0"> in receiving terminal</text:span></text:p>
            <text:p><text:span text:style-name="T95">(&lt;&lt;)</text:span><text:span text:style-name="T96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9">&lt;CR&gt;</text:span><text:span text:style-name="T35">B</text:span><text:span text:style-name="T92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1"> </text:span><text:span text:style-name="T37">(2)</text:span><text:span text:style-name="T90"> in receiving terminal</text:span></text:p>
            <text:p><text:span text:style-name="T95">(&lt;&lt;)</text:span><text:span text:style-name="T96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1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3">&lt;CR&gt; </text:span><text:span text:style-name="T98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3">&lt;CR&gt;</text:span><text:span text:style-name="T4"> </text:span><text:span text:style-name="T34">(1)</text:span><text:span text:style-name="T98">  in receiving terminal</text:span></text:p>
            <text:p><text:span text:style-name="T3">(&lt;&lt;)</text:span><text:span text:style-name="T4"> </text:span><text:span text:style-name="T38">X</text:span><text:span text:style-name="T94">&lt;CR&gt;&lt;LF&gt;</text:span><text:span text:style-name="T91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9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3">&lt;CR&gt;</text:span><text:span text:style-name="T4"> </text:span><text:span text:style-name="T34">(1)</text:span><text:span text:style-name="T98">  in receiving terminal</text:span></text:p>
            <text:p><text:span text:style-name="T95">(&lt;&lt;)</text:span><text:span text:style-name="T96"> </text:span><text:span text:style-name="T38">X</text:span><text:span text:style-name="T94">&lt;CR&gt;&lt;LF&gt;</text:span><text:span text:style-name="T91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1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0">Note that display elements are text-only and no longer contain the underlying typed</text:span></text:p>
            <text:p><text:span text:style-name="T100">information such as the time stamp of the origin. Since the XML schema is strongly-</text:span></text:p>
            <text:p><text:span text:style-name="T100">typed again, the items need to be reconstructed. Not optimal, but simply a trade-off</text:span></text:p>
            <text:p><text:span text:style-name="T100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1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1">rd</text:span> line</text:p>
          </table:table-cell>
          <table:table-cell office:value-type="string" calcext:value-type="string">
            <text:p>Repeat steps above, except <text:span text:style-name="T102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 style:data-style-name="N2" text:time-value="22:02:25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9H24M34S</meta:editing-duration>
    <meta:editing-cycles>607</meta:editing-cycles>
    <meta:generator>LibreOffice/6.1.5.2$Windows_X86_64 LibreOffice_project/90f8dcf33c87b3705e78202e3df5142b201bd805</meta:generator>
    <dc:date>2020-01-24T23:06:48.169000000</dc:date>
    <meta:print-date>2013-02-02T14:44:49.07</meta:print-date>
    <meta:document-statistic meta:table-count="13" meta:cell-count="2380" meta:object-count="0"/>
    <meta:user-defined meta:name="Info 1"/>
    <meta:user-defined meta:name="Info 2"/>
    <meta:user-defined meta:name="Info 3"/>
    <meta:user-defined meta:name="Info 4"/>
  </office:meta>
</office:document-meta>
</file>